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9000001AB5BCEEB600E0AA04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 fo:background-color="#ffffff" style:font-size-asian="11pt" style:font-size-complex="11pt"/>
    </style:style>
    <style:style style:name="P3" style:family="paragraph">
      <loext:graphic-properties draw:fill="none" draw:fill-color="#ffffff"/>
      <style:text-properties fo:font-size="11pt" fo:background-color="#ffffff" style:font-size-asian="11pt" style:font-size-complex="11pt"/>
    </style:style>
    <style:style style:name="T1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877cm" svg:height="9.057cm" svg:x="0.6cm" svg:y="1.8cm">
          <draw:image xlink:href="Pictures/10000000000003A9000001AB5BCEEB600E0AA04F.png" xlink:type="simple" xlink:show="embed" xlink:actuate="onLoad" loext:mime-type="image/png">
            <text:p/>
          </draw:image>
        </draw:frame>
        <draw:frame draw:style-name="gr2" draw:text-style-name="P3" draw:layer="layout" svg:width="2.4cm" svg:height="0.762cm" svg:x="3.1cm" svg:y="10cm">
          <draw:text-box>
            <text:p text:style-name="P2"><text:span text:style-name="T1">Axel <text:s text:c="7"/></text:span></text:p>
          </draw:text-box>
        </draw:frame>
        <draw:frame draw:style-name="gr2" draw:text-style-name="P3" draw:layer="layout" svg:width="2.4cm" svg:height="0.762cm" svg:x="6.4cm" svg:y="10.038cm">
          <draw:text-box>
            <text:p text:style-name="P2"><text:span text:style-name="T1">Charly <text:s text:c="7"/></text:span></text:p>
          </draw:text-box>
        </draw:frame>
        <draw:frame draw:style-name="gr3" draw:text-style-name="P3" draw:layer="layout" svg:width="2.4cm" svg:height="0.715cm" svg:x="9.8cm" svg:y="9.985cm">
          <draw:text-box>
            <text:p text:style-name="P2"><text:span text:style-name="T1">Thomas <text:s text:c="3"/></text:span></text:p>
          </draw:text-box>
        </draw:frame>
        <draw:frame draw:style-name="gr3" draw:text-style-name="P3" draw:layer="layout" svg:width="2.4cm" svg:height="0.715cm" svg:x="13.2cm" svg:y="9.985cm">
          <draw:text-box>
            <text:p text:style-name="P2"><text:span text:style-name="T1">Gurvan <text:s text:c="3"/></text:span></text:p>
          </draw:text-box>
        </draw:frame>
        <draw:frame draw:style-name="gr4" draw:text-style-name="P3" draw:layer="layout" svg:width="2.5cm" svg:height="1.115cm" svg:x="16.6cm" svg:y="10cm">
          <draw:text-box>
            <text:p text:style-name="P2"><text:span text:style-name="T1">Pierre <text:s text:c="6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8T17:47:22.284942698</meta:creation-date>
    <dc:date>2021-01-28T17:50:54.601023693</dc:date>
    <meta:editing-duration>PT3M33S</meta:editing-duration>
    <meta:editing-cycles>1</meta:editing-cycles>
    <meta:document-statistic meta:object-count="6"/>
    <meta:generator>LibreOffice/6.3.5.2$Linux_X86_64 LibreOffice_project/30$Build-2</meta:generator>
  </office:meta>
</office:document-meta>
</file>